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56.14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03.65mm" fo:break-before="auto" style:use-optimal-row-height="true"/>
    </style:style>
    <style:style style:name="ro32" style:family="table-row">
      <style:table-row-properties style:row-height="154.22mm" fo:break-before="auto" style:use-optimal-row-height="true"/>
    </style:style>
    <style:style style:name="ro33" style:family="table-row">
      <style:table-row-properties style:row-height="64.52mm" fo:break-before="auto" style:use-optimal-row-height="true"/>
    </style:style>
    <style:style style:name="ro34" style:family="table-row">
      <style:table-row-properties style:row-height="44.15mm" fo:break-before="auto" style:use-optimal-row-height="true"/>
    </style:style>
    <style:style style:name="ro35" style:family="table-row">
      <style:table-row-properties style:row-height="32.26mm" fo:break-before="auto" style:use-optimal-row-height="true"/>
    </style:style>
    <style:style style:name="ro36" style:family="table-row">
      <style:table-row-properties style:row-height="20.88mm" fo:break-before="auto" style:use-optimal-row-height="true"/>
    </style:style>
    <style:style style:name="ro37" style:family="table-row">
      <style:table-row-properties style:row-height="27.36mm" fo:break-before="auto" style:use-optimal-row-height="true"/>
    </style:style>
    <style:style style:name="ro38" style:family="table-row">
      <style:table-row-properties style:row-height="12.6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T1" style:family="text">
      <style:text-properties style:text-position="super 58%"/>
    </style:style>
    <style:style style:name="T2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3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4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7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8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9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10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1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2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3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5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7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Work package</text:p>
          </table:table-cell>
          <table:table-cell table:style-name="ce7" office:value-type="string" calcext:value-type="string">
            <text:p>Target date</text:p>
          </table:table-cell>
          <table:table-cell table:style-name="ce7" office:value-type="string" calcext:value-type="string">
            <text:p>Risks / mitigations</text:p>
          </table:table-cell>
          <table:table-cell table:style-name="ce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8" office:value-type="string" calcext:value-type="string">
            <text:p>End April 2018</text:p>
          </table:table-cell>
          <table:table-cell table:style-name="ce8" office:value-type="string" calcext:value-type="string">
            <text:p>Data may not be available, or may be in unworkable formats. Use other/less data.</text:p>
          </table:table-cell>
          <table:table-cell table:style-name="ce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8" office:value-type="string" calcext:value-type="string">
            <text:p>End May 2018</text:p>
          </table:table-cell>
          <table:table-cell table:style-name="ce8" office:value-type="string" calcext:value-type="string">
            <text:p>Model may not perform the task</text:p>
          </table:table-cell>
          <table:table-cell table:style-name="ce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8" office:value-type="string" calcext:value-type="string">
            <text:p>Mid June 2018</text:p>
          </table:table-cell>
          <table:table-cell table:style-name="ce8" office:value-type="string" calcext:value-type="string">
            <text:p>Samtla SLM API may not be complete. Mitigation is for Dr Martyn Harris to load the corpus into the SML manually.</text:p>
          </table:table-cell>
          <table:table-cell table:style-name="ce1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Familiarisation with Samtla back-end (Python Django) and integration of NER processing with departmental server.</text:p>
          </table:table-cell>
          <table:table-cell table:style-name="ce8" office:value-type="string" calcext:value-type="string">
            <text:p>End June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Familiarisation with Samtla front-end (Javascript jQuery) and integration of NER visualization.</text:p>
          </table:table-cell>
          <table:table-cell table:style-name="ce8" office:value-type="string" calcext:value-type="string">
            <text:p>End July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Evaluation of Samtla Char-NER system using k-fold cross-validation techniques. (train on only part of data)</text:p>
          </table:table-cell>
          <table:table-cell table:style-name="ce8" office:value-type="string" calcext:value-type="string">
            <text:p>End August 2018</text:p>
          </table:table-cell>
          <table:table-cell table:style-name="ce8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Finalise write-up into report</text:p>
          </table:table-cell>
          <table:table-cell table:style-name="ce6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b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31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2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2">def </text:span><text:span text:style-name="T3">overlaps</text:span><text:span text:style-name="T4">(ngram_span_window</text:span><text:span text:style-name="T5">, </text:span><text:span text:style-name="T4">recentest_match_end: </text:span><text:span text:style-name="T6">int</text:span><text:span text:style-name="T4">):</text:span></text:p>
            <text:p><text:span text:style-name="T7">    </text:span><text:span text:style-name="T8">"""</text:span></text:p>
            <text:p><text:span text:style-name="T9">    See if the current span window already has a matched NE ending in it.</text:span></text:p>
            <text:p><text:span text:style-name="T10">    </text:span><text:span text:style-name="T11">:param</text:span><text:span text:style-name="T12"> ngram_span_window: e.g.((0, 1), (2, 6), (7, 15), (16, 19))</text:span></text:p>
            <text:p><text:span text:style-name="T9">    Note that because we pad_right, later elements in the tuple might be None, e.g.:</text:span></text:p>
            <text:p><text:span text:style-name="T9">    ((98, 102), (102, 103), None, None)</text:span></text:p>
            <text:p><text:span text:style-name="T10">    </text:span><text:span text:style-name="T11">:param</text:span><text:span text:style-name="T12"> recentest_match_end:</text:span></text:p>
            <text:p><text:span text:style-name="T10">    </text:span><text:span text:style-name="T11">:return</text:span><text:span text:style-name="T12">: True if there would be an overlap</text:span></text:p>
            <text:p><text:span text:style-name="T9">    """</text:span></text:p>
            <text:p><text:span text:style-name="T10">    </text:span><text:span text:style-name="T13">ngrams </text:span><text:span text:style-name="T14">= [x </text:span><text:span text:style-name="T15">for </text:span><text:span text:style-name="T14">x </text:span><text:span text:style-name="T15">in </text:span><text:span text:style-name="T14">ngram_span_window </text:span><text:span text:style-name="T15">if </text:span><text:span text:style-name="T14">x </text:span><text:span text:style-name="T15">is not None</text:span><text:span text:style-name="T14">]</text:span></text:p>
            <text:p><text:span text:style-name="T7">    </text:span><text:span text:style-name="T5">return </text:span><text:span text:style-name="T4">ngram_span_window[-</text:span><text:span text:style-name="T16">1</text:span><text:span text:style-name="T4">][-</text:span><text:span text:style-name="T16">1</text:span><text:span text:style-name="T4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4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5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7">mattlap:~/bbk/masters_project/hansard_gathering/processed_hansard_data mralph$ cat ALL_total_sentences_num                                                                  </text:span></text:p>
            <text:p><text:span text:style-name="T17">182582013</text:span></text:p>
            <text:p><text:span text:style-name="T17">mattlap:~/bbk/masters_project/hansard_gathering/processed_hansard_data mralph$ cat train_total_sentences_num                                                                 </text:span></text:p>
            <text:p><text:span text:style-name="T17">91294439</text:span></text:p>
            <text:p><text:span text:style-name="T18">mattlap:~/bbk/masters_project/hansard_gathering/processed_hansard_data mralph$ cat dev_total_sentences_num                                           </text:span></text:p>
            <text:p><text:span text:style-name="T18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19">mattlap:~/bbk/masters_project/hansard_gathering/processed_hansard_data mralph$ cat test_total_sentences_num</text:span></text:p>
            <text:p><text:span text:style-name="T18">46295292</text:span></text:p>
          </table:table-cell>
        </table:table-row>
        <table:table-row table:style-name="ro26">
          <table:table-cell table:style-name="ce2" office:value-type="date" office:date-value="2018-07-27" calcext:value-type="date">
            <text:p>27/07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1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ts in, no text</text:p>
          </table:table-cell>
          <table:table-cell table:number-columns-repeated="2"/>
        </table:table-row>
        <table:table-row table:style-name="ro36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. This suggests we’ll have to use get_x_y_generator to get it off the ground</text:p>
          </table:table-cell>
        </table:table-row>
        <table:table-row table:style-name="ro36">
          <table:table-cell table:number-columns-repeated="2"/>
          <table:table-cell office:value-type="string" calcext:value-type="string">
            <text:p>NEXT: write a create_y that uses span files to return the right interpolation ranges from a generator. This approach will inform a similar approach using another generator for get_x_y_generator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28" calcext:value-type="date">
            <text:p>28/07/18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REFACTOR – remove one ‘matt.py’ package in the keras model</text:p>
          </table:table-cell>
          <table:table-cell table:number-columns-repeated="3"/>
        </table:table-row>
        <table:table-row table:style-name="ro37">
          <table:table-cell table:number-columns-repeated="2"/>
          <table:table-cell office:value-type="string" calcext:value-type="string">
            <text:p>Alphabet get_texts tries to build alphabet off ALL the data</text:p>
          </table:table-cell>
          <table:table-cell office:value-type="string" calcext:value-type="string">
            <text:p>takes too long</text:p>
          </table:table-cell>
          <table:table-cell office:value-type="string" calcext:value-type="string">
            <text:p>Refactor to use the dataset hashing – only use contents of one bucket to set the alphabet. Alphabet is pretty consistent! This is also better distributed than just using a glob over one decade (previous approach) to get the alphabet characters</text:p>
          </table:table-cell>
          <table:table-cell/>
        </table:table-row>
        <table:table-row table:style-name="ro14">
          <table:table-cell table:number-columns-repeated="2"/>
          <table:table-cell office:value-type="string" calcext:value-type="string">
            <text:p>Force total_sentence_nums to be updated whenever we rebucket the data</text:p>
          </table:table-cell>
          <table:table-cell table:number-columns-repeated="3"/>
        </table:table-row>
        <table:table-row table:style-name="ro38">
          <table:table-cell table:style-name="ce2" office:value-type="date" office:date-value="2018-07-29" calcext:value-type="date">
            <text:p>29/07/18</text:p>
          </table:table-cell>
          <table:table-cell/>
          <table:table-cell office:value-type="string" calcext:value-type="string">
            <text:p>y tensor has wrong number of dimensions</text:p>
          </table:table-cell>
          <table:table-cell office:value-type="string" calcext:value-type="string">
            <text:p>I was building it to match the x tensor, but actually it needs to have one more dimension. Is the 3<text:span text:style-name="T1">rd</text:span> dimension of the y tensor a one-hot?</text:p>
          </table:table-cell>
          <table:table-cell table:number-columns-repeated="2"/>
        </table:table-row>
        <table:table-row table:style-name="ro7" table:number-rows-repeated="1048496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9">00/00/0000</text:date>, <text:time style:data-style-name="N2" text:time-value="13:23:45.504522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29T04:55:10.441016424</dc:date>
    <meta:editing-duration>P4DT13H56M29S</meta:editing-duration>
    <meta:editing-cycles>93</meta:editing-cycles>
    <meta:document-statistic meta:table-count="2" meta:cell-count="245" meta:object-count="0"/>
  </office:meta>
</office:document-meta>
</file>